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CE9A8D85.png" manifest:media-type="image/png"/>
  <manifest:file-entry manifest:full-path="Pictures/100000000000040000000400FFF9DF3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Light" svg:font-family="'Roboto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12cm" svg:stroke-color="#f57c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5.971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1.35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3cm" loext:decorative="false"/>
      <style:paragraph-properties style:writing-mode="lr-tb"/>
    </style:style>
    <style:style style:name="pr6" style:family="presentation" style:parent-style-name="Default-outline1">
      <style:graphic-properties fo:min-height="8.88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afafa" loext:opacity="100%" fo:font-size="60pt" fo:letter-spacing="0.06cm" style:font-size-asian="60pt" style:font-size-complex="60pt"/>
    </style:style>
    <style:style style:name="P3" style:family="paragraph">
      <style:paragraph-properties fo:text-align="start"/>
      <style:text-properties fo:color="#cccccc" loext:opacity="100%" style:font-name="Roboto Light" fo:font-size="20pt" fo:letter-spacing="0.06cm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</style:style>
    <style:style style:name="T1" style:family="text">
      <style:text-properties fo:color="#fafafa" loext:opacity="100%" fo:font-size="60pt" fo:letter-spacing="0.06cm" style:font-size-asian="60pt" style:font-size-complex="60pt"/>
    </style:style>
    <style:style style:name="T2" style:family="text">
      <style:text-properties fo:color="#cccccc" loext:opacity="100%" style:font-name="Roboto Light" fo:font-size="20pt" fo:letter-spacing="0.06cm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4.13cm" svg:height="5.971cm" svg:x="3.175cm" svg:y="3.32cm" presentation:class="title" presentation:user-transformed="true">
          <draw:text-box>
            <text:p text:style-name="P1"><text:span text:style-name="T1">Click to add Title</text:span></text:p>
          </draw:text-box>
        </draw:frame>
        <draw:frame presentation:style-name="pr2" draw:text-style-name="P3" draw:layer="layout" svg:width="19.05cm" svg:height="1.359cm" svg:x="3.175cm" svg:y="7.531cm" presentation:class="title" presentation:user-transformed="true">
          <draw:text-box>
            <text:p text:style-name="P1"><text:span text:style-name="T2">Click to add Title</text:span></text:p>
          </draw:text-box>
        </draw:frame>
        <draw:line draw:style-name="gr1" draw:text-style-name="P4" draw:layer="layout" svg:x1="2.54cm" svg:y1="5.28cm" svg:x2="2.54cm" svg:y2="8.455cm">
          <text:p/>
        </draw:line>
        <draw:frame draw:style-name="gr2" draw:text-style-name="P4" draw:layer="layout" svg:width="2.428cm" svg:height="2.428cm" svg:x="0.747cm" svg:y="0.747cm">
          <draw:image xlink:href="Pictures/100000000000040000000400FFF9DF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Light" svg:font-family="'Robot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afafa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fo:color="#f57c00" fo:font-size="65%"/>
          </text:list-level-style-bullet>
          <text:list-level-style-bullet text:level="2" text:bullet-char="►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3d3d3d" loext:opacity="100%" style:text-outline="false" style:text-line-through-style="none" style:text-line-through-type="none" style:font-name="Roboto" fo:font-family="Roboto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3d3d3d" loext:opacity="100%" style:font-name="Roboto" fo:font-family="Roboto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3d3d3d" loext:opacity="100%" style:font-name="Roboto" fo:font-family="Roboto" style:font-pitch="variable" fo:font-size="16pt" style:font-size-asian="16pt" style:font-size-complex="16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3d3d3d" loext:opacity="100%"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3d3d3d" loext:opacity="100%" style:font-name="Roboto" fo:font-family="Roboto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3d3d3d" loext:opacity="100%" style:font-name="Roboto" fo:font-family="Roboto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3d3d3d" loext:opacity="100%" style:font-name="Roboto" fo:font-family="Roboto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2c3e50" loext:opacity="100%" style:text-outline="false" style:text-line-through-style="none" style:text-line-through-type="none" style:font-name="Fira Sans" fo:font-family="'Fira Sans'" style:font-family-generic="swiss" style:font-pitch="variable" fo:font-size="3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afaf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f57c00" fo:font-size="6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cm" svg:height="1cm" svg:x="26.84cm" svg:y="14.34cm">
        <draw:image xlink:href="Pictures/100000000000040000000400CE9A8D85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6:09:12.808629214</meta:creation-date>
    <dc:date>2025-04-06T11:30:15.588307200</dc:date>
    <meta:editing-duration>PT28M30S</meta:editing-duration>
    <meta:editing-cycles>7</meta:editing-cycles>
    <meta:generator>LibreOffice/25.2.2.2$Windows_X86_64 LibreOffice_project/7370d4be9e3cf6031a51beef54ff3bda878e3fac</meta:generator>
    <meta:document-statistic meta:object-count="36"/>
  </office:meta>
</office:document-meta>
</file>